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nrolledCourses_28_nhr_29_" style:display-name="enrolledCourses(nhr)" style:family="table">
      <style:table-properties style:rel-width="100%" fo:margin-left="0in" table:align="left"/>
    </style:style>
    <style:style style:name="enrolledCourses_28_nhr_29_.A" style:display-name="enrolledCourses(nhr).A" style:family="table-column">
      <style:table-column-properties style:rel-column-width="8100*"/>
    </style:style>
    <style:style style:name="enrolledCourses_28_nhr_29_.B" style:display-name="enrolledCourses(nhr).B" style:family="table-column">
      <style:table-column-properties style:rel-column-width="1538*"/>
    </style:style>
    <style:style style:name="enrolledCourses_28_nhr_29_.A1" style:display-name="enrolledCourses(nhr).A1" style:family="table-cell">
      <style:table-cell-properties fo:padding="0.0382in" fo:border="none"/>
    </style:style>
    <style:style style:name="enrolledCoursesExtra_28_nhr_29_" style:display-name="enrolledCoursesExtra(nhr)" style:family="table">
      <style:table-properties style:rel-width="100%" fo:margin-left="0in" table:align="left"/>
    </style:style>
    <style:style style:name="enrolledCoursesExtra_28_nhr_29_.A" style:display-name="enrolledCoursesExtra(nhr).A" style:family="table-column">
      <style:table-column-properties style:rel-column-width="8100*"/>
    </style:style>
    <style:style style:name="enrolledCoursesExtra_28_nhr_29_.B" style:display-name="enrolledCoursesExtra(nhr).B" style:family="table-column">
      <style:table-column-properties style:rel-column-width="1538*"/>
    </style:style>
    <style:style style:name="enrolledCoursesExtra_28_nhr_29_.A1" style:display-name="enrolledCoursesExtra(nhr).A1" style:family="table-cell">
      <style:table-cell-properties fo:padding="0.0382in" fo:border="none"/>
    </style:style>
    <style:style style:name="enrolledCoursesProp_28_nhr_29_" style:display-name="enrolledCoursesProp(nhr)" style:family="table">
      <style:table-properties style:rel-width="100%" fo:margin-left="0in" table:align="left"/>
    </style:style>
    <style:style style:name="enrolledCoursesProp_28_nhr_29_.A" style:display-name="enrolledCoursesProp(nhr).A" style:family="table-column">
      <style:table-column-properties style:rel-column-width="8100*"/>
    </style:style>
    <style:style style:name="enrolledCoursesProp_28_nhr_29_.B" style:display-name="enrolledCoursesProp(nhr).B" style:family="table-column">
      <style:table-column-properties style:rel-column-width="1538*"/>
    </style:style>
    <style:style style:name="enrolledCoursesProp_28_nhr_29_.A1" style:display-name="enrolledCoursesProp(nhr)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5" style:family="paragraph" style:parent-style-name="Standard">
      <style:paragraph-properties fo:margin-left="0.5in" fo:margin-right="0in" fo:margin-top="0in" fo:margin-bottom="0in" fo:line-height="0.2799in" fo:text-align="justify" style:justify-single-word="false" fo:text-indent="0.2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6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8" style:family="paragraph" style:parent-style-name="Standard">
      <style:paragraph-properties fo:margin-left="0in" fo:margin-right="0in" fo:margin-top="0in" fo:margin-bottom="0in" fo:line-height="0.2701in" fo:text-align="justify" style:justify-single-word="false" fo:text-indent="0in" style:auto-text-indent="false" style:shadow="none">
        <style:tab-stops>
          <style:tab-stop style:position="0.7209in"/>
        </style:tab-stops>
      </style:paragraph-properties>
      <style:text-properties fo:color="#000000" style:font-name="Courier New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in" style:auto-text-indent="false" style:shadow="none"/>
    </style:style>
    <style:style style:name="P10" style:family="paragraph" style:parent-style-name="Standard" style:master-page-name="">
      <style:paragraph-properties fo:margin-left="0in" fo:margin-right="0in" fo:margin-top="0in" fo:margin-bottom="0in" fo:line-height="0.2701in" fo:text-align="justify" style:justify-single-word="false" fo:text-indent="0in" style:auto-text-indent="false" style:page-number="auto" style:shadow="none">
        <style:tab-stops>
          <style:tab-stop style:position="0.7209in"/>
        </style:tab-stops>
      </style:paragraph-properties>
      <style:text-properties fo:color="#000000" style:font-name="Courier New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1" style:family="paragraph" style:parent-style-name="Standard">
      <style:paragraph-properties fo:margin-top="0in" fo:margin-bottom="0in" fo:line-height="0.2799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12" style:family="paragraph" style:parent-style-name="Standard">
      <style:paragraph-properties fo:margin-top="0in" fo:margin-bottom="0in" fo:line-height="0.2799in" fo:text-align="end" style:justify-single-word="false"/>
      <style:text-properties style:font-name="Courier" fo:font-size="12pt" fo:font-style="italic" style:font-size-asian="12pt" style:font-style-asian="italic"/>
    </style:style>
    <style:style style:name="P13" style:family="paragraph" style:parent-style-name="Standard">
      <style:paragraph-properties fo:margin-top="0in" fo:margin-bottom="0in" fo:line-height="0.2799in" fo:text-align="start" style:justify-single-word="false"/>
      <style:text-properties style:font-name="Courier" fo:font-size="12pt" fo:font-style="italic" style:font-size-asian="12pt" style:font-style-asian="italic"/>
    </style:style>
    <style:style style:name="P14" style:family="paragraph" style:parent-style-name="Text_20_body">
      <style:paragraph-properties fo:margin-top="0in" fo:margin-bottom="0in" fo:line-height="0.2799in"/>
    </style:style>
    <style:style style:name="P15" style:family="paragraph" style:parent-style-name="Text_20_body">
      <style:paragraph-properties fo:margin-top="0in" fo:margin-bottom="0in" fo:line-height="0.2799in"/>
      <style:text-properties style:font-name="Courier New"/>
    </style:style>
    <style:style style:name="P16" style:family="paragraph" style:parent-style-name="Table_20_Contents">
      <style:paragraph-properties fo:margin-top="0in" fo:margin-bottom="0in" fo:line-height="0.25in"/>
      <style:text-properties style:font-name="Courier New"/>
    </style:style>
    <style:style style:name="P17" style:family="paragraph" style:parent-style-name="Table_20_Contents">
      <style:paragraph-properties fo:margin-top="0in" fo:margin-bottom="0in" fo:line-height="0.25in" fo:text-align="end" style:justify-single-word="false"/>
      <style:text-properties style:font-name="Courier New"/>
    </style:style>
    <style:style style:name="P18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.7035in" style:auto-text-indent="false" style:shadow="none"/>
    </style:style>
    <style:style style:name="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T2" style:family="text">
      <style:text-properties style:font-name="Courier New1" fo:font-size="8pt" style:font-name-asian="Courier New2" style:font-size-asian="8pt" style:font-name-complex="Courier New2" style:font-size-complex="8pt"/>
    </style:style>
    <style:style style:name="T3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T4" style:family="text">
      <style:text-properties style:font-name="Courier New1" fo:font-size="8pt" style:text-underline-style="solid" style:text-underline-width="auto" style:text-underline-color="font-color" style:font-name-asian="Courier New2" style:font-size-asian="8pt" style:font-name-complex="Courier New2" style:font-size-complex="8pt"/>
    </style:style>
    <style:style style:name="T5" style:family="text"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fo:color="#000000" style:font-name="Courier New" fo:font-style="italic" style:text-underline-style="none" style:font-style-asian="italic" style:font-style-complex="italic"/>
    </style:style>
    <style:style style:name="T7" style:family="text">
      <style:text-properties fo:color="#000000" style:font-name="Courier New" fo:font-size="12pt" fo:font-style="italic" style:text-underline-style="none" style:font-size-asian="10.5pt" style:font-style-asian="italic" style:font-size-complex="12pt" style:font-style-complex="italic"/>
    </style:style>
    <style:style style:name="T8" style:family="text">
      <style:text-properties fo:text-transform="uppercase"/>
    </style:style>
    <style:style style:name="T9" style:family="text">
      <style:text-properties fo:text-transform="uppercase"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T10" style:family="text">
      <style:text-properties fo:text-transform="uppercase" fo:color="#000000" style:font-name="Courier New" fo:font-size="12pt" fo:font-style="italic" style:text-underline-style="none" style:font-size-asian="10.5pt" style:font-style-asian="italic" style:font-size-complex="12pt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5076" number:language="pt" number:country="PT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registrationStudentNumber"/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printPrice"/>
        <text:user-field-decl office:value-type="string" office:string-value="" text:name="issuePrice"/>
        <text:user-field-decl office:value-type="string" office:string-value="" text:name="urgencyPrice"/>
        <text:user-field-decl office:value-type="string" office:string-value="" text:name="totalPrice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parishOfBirth"/>
        <text:user-field-decl office:value-type="string" office:string-value="" text:name="districtSubdivisionOfBirth"/>
        <text:user-field-decl office:value-type="string" office:string-value="" text:name="schoolYear"/>
        <text:user-field-decl office:value-type="string" office:string-value="" text:name="studentCurricularYear"/>
        <text:user-field-decl office:value-type="string" office:string-value="" text:name="idDocType"/>
        <text:user-field-decl office:value-type="string" office:string-value="" text:name="degreeDescription"/>
        <text:user-field-decl office:value-type="string" office:string-value="" text:name="hasPrice"/>
        <text:user-field-decl office:value-type="string" office:string-value="" text:name="isRegistered"/>
        <text:user-field-decl office:value-type="string" office:string-value="" text:name="hasOnlyOneCurricularYear"/>
        <text:user-field-decl office:value-type="string" office:string-value="" text:name="isDetailed"/>
        <text:user-field-decl office:value-type="string" office:string-value="" text:name="hasExtraCurricular"/>
        <text:user-field-decl office:value-type="string" office:string-value="" text:name="hasPropaedeutics"/>
        <text:user-field-decl office:value-type="string" office:string-value="" text:name="coordinator.name"/>
        <text:user-field-decl office:value-type="string" office:string-value="" text:name="coordinator.gender"/>
        <text:user-field-decl office:value-type="string" office:string-value="" text:name="student.name"/>
        <text:user-field-decl office:value-type="string" office:string-value="" text:name="student.idDocumentNumber"/>
        <text:user-field-decl office:value-type="string" office:string-value="" text:name="student.country.countryNationality"/>
        <text:user-field-decl office:value-type="string" office:string-value="" text:name="student.gender"/>
      </text:user-field-decls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8"><text:span text:style-name="T5"><text:user-field-get text:name="coordinator.name"/></text:span><text:span text:style-name="T5">, Coordenador</text:span><text:span text:style-name="T5"><text:hidden-text text:condition="ooow:coordinator.gender EQ &quot;MALE&quot;" text:string-value="a" text:is-hidden="true">a</text:hidden-text></text:span><text:span text:style-name="T5"> do(a) </text:span><text:span text:style-name="T9"><text:user-field-get text:name="administrativeOfficeName"/></text:span><text:span text:style-name="T5"> do </text:span><text:span text:style-name="T9"><text:user-field-get text:name="institutionName"/></text:span><text:span text:style-name="T5">, </text:span><text:span text:style-name="T9"><text:user-field-get text:name="universityName"/></text:span></text:p>
      <text:p text:style-name="P5">CERTIFICA que,</text:p>
      <text:p text:style-name="P6"><text:span text:style-name="T8"><text:user-field-get text:name="student.name"/></text:span> </text:p>
      <text:p text:style-name="P7">com <text:user-field-get text:name="idDocType"/> nº. <text:user-field-get text:name="student.idDocumentNumber"/> </text:p>
      <text:p text:style-name="P7"><text:hidden-paragraph text:condition="ooow:parishOfBirth NEQ districtSubdivisionOfBirth"/>natural de <text:user-field-get text:name="parishOfBirth"/></text:p>
      <text:p text:style-name="P7"><text:hidden-paragraph text:condition="ooow:parishOfBirth EQ districtSubdivisionOfBirth" text:is-hidden="true"/>natural de <text:user-field-get text:name="parishOfBirth"/>, <text:user-field-get text:name="districtSubdivisionOfBirth"/></text:p>
      <text:p text:style-name="P7">e nacionalidade <text:span text:style-name="T8"><text:user-field-get text:name="student.country.countryNationality"/></text:span></text:p>
      <text:p text:style-name="P9"><text:span text:style-name="T6">est</text:span><text:span text:style-name="T6"><text:conditional-text text:condition="ooow:isRegistered EQ &quot;true&quot;" text:string-value-if-true="á" text:string-value-if-false="eve" text:current-value="true">eve</text:conditional-text></text:span><text:span text:style-name="T6"> INSCRIT</text:span><text:span text:style-name="T6"><text:conditional-text text:condition="ooow:student.gender EQ &quot;MALE&quot;" text:string-value-if-true="O" text:string-value-if-false="A" text:current-value="true">A</text:conditional-text></text:span><text:span text:style-name="T6"> no ano lectivo </text:span><text:span text:style-name="T6"><text:user-field-get text:name="schoolYear"/></text:span><text:span text:style-name="T6">, n</text:span><text:span text:style-name="T7">o </text:span><text:span text:style-name="T10"><text:user-field-get text:name="studentCurricularYear"/></text:span><text:span text:style-name="T7"><text:hidden-text text:condition="ooow:hasOnlyOneCurricularYear EQ &quot;true&quot;" text:string-value=" ano curricular, do " text:is-hidden="true"> ano curricular, do </text:hidden-text></text:span><text:span text:style-name="T6"><text:user-field-get text:name="degreeDescription"/></text:span><text:span text:style-name="T6"><text:conditional-text text:condition="ooow:isDetailed EQ &quot;true&quot;" text:string-value-if-true=", nas seguintes unidades curriculares:" text:string-value-if-false="." text:current-value="true">.</text:conditional-text></text:span><text:soft-page-break/></text:p>
      <text:section text:style-name="Sect1" text:name="enrolledCourses" text:condition="ooow:isDetailed NEQ &quot;true&quot;" text:is-hidden="true" text:display="condition">
        <text:p text:style-name="P14"/>
        <table:table table:name="enrolledCourses(nhr)" table:style-name="enrolledCourses_28_nhr_29_">
          <table:table-column table:style-name="enrolledCourses_28_nhr_29_.A"/>
          <table:table-column table:style-name="enrolledCourses_28_nhr_29_.B"/>
          <table:table-row>
            <table:table-cell table:style-name="enrolledCourses_28_nhr_29_.A1" office:value-type="string">
              <text:p text:style-name="P16">name</text:p>
              <text:p text:style-name="P16"/>
            </table:table-cell>
            <table:table-cell table:style-name="enrolledCourses_28_nhr_29_.A1" office:value-type="string">
              <text:p text:style-name="P17">ects</text:p>
              <text:p text:style-name="P17"/>
            </table:table-cell>
          </table:table-row>
        </table:table>
      </text:section>
      <text:section text:style-name="Sect1" text:name="enrolledCoursesExtra" text:condition="ooow:hasExtraCurricular NEQ &quot;true&quot;" text:is-hidden="true" text:display="condition">
        <text:p text:style-name="P15">Extra-Curriculares:</text:p>
        <table:table table:name="enrolledCoursesExtra(nhr)" table:style-name="enrolledCoursesExtra_28_nhr_29_">
          <table:table-column table:style-name="enrolledCoursesExtra_28_nhr_29_.A"/>
          <table:table-column table:style-name="enrolledCoursesExtra_28_nhr_29_.B"/>
          <table:table-row>
            <table:table-cell table:style-name="enrolledCoursesExtra_28_nhr_29_.A1" office:value-type="string">
              <text:p text:style-name="P16">name</text:p>
              <text:p text:style-name="P16"/>
            </table:table-cell>
            <table:table-cell table:style-name="enrolledCoursesExtra_28_nhr_29_.A1" office:value-type="string">
              <text:p text:style-name="P17">ects</text:p>
              <text:p text:style-name="P17"/>
            </table:table-cell>
          </table:table-row>
        </table:table>
      </text:section>
      <text:section text:style-name="Sect1" text:name="enrolledCoursesProp" text:condition="ooow:hasPropaedeutics NEQ &quot;true&quot;" text:is-hidden="true" text:display="condition">
        <text:p text:style-name="P15">Propedêuticas:</text:p>
        <table:table table:name="enrolledCoursesProp(nhr)" table:style-name="enrolledCoursesProp_28_nhr_29_">
          <table:table-column table:style-name="enrolledCoursesProp_28_nhr_29_.A"/>
          <table:table-column table:style-name="enrolledCoursesProp_28_nhr_29_.B"/>
          <table:table-row>
            <table:table-cell table:style-name="enrolledCoursesProp_28_nhr_29_.A1" office:value-type="string">
              <text:p text:style-name="P16">name</text:p>
              <text:p text:style-name="P16"/>
            </table:table-cell>
            <table:table-cell table:style-name="enrolledCoursesProp_28_nhr_29_.A1" office:value-type="string">
              <text:p text:style-name="P17">ects</text:p>
              <text:p text:style-name="P17"/>
            </table:table-cell>
          </table:table-row>
        </table:table>
      </text:section>
      <text:p text:style-name="P11"/>
      <text:p text:style-name="P11"/>
      <text:p text:style-name="P11"><text:s text:c="36"/></text:p>
      <text:p text:style-name="P12"><text:user-field-get text:name="coordinator.name"/></text:p>
      <text:p text:style-name="P12">Coordenador<text:hidden-text text:condition="ooow:coordinator.gender EQ &quot;MALE&quot;" text:string-value="a" text:is-hidden="true">a</text:hidden-text> do(a) <text:user-field-get text:name="administrativeOfficeName"/></text:p>
      <text:p text:style-name="P13"/>
      <text:p text:style-name="P13"><text:user-field-get text:name="institutionName"/>, em Lisboa, a <text:date style:data-style-name="N5076" text:date-value="2014-05-22T19:07:02.99">22 de maio de 2014</text:da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188in" fo:margin-left="-0.0083in" table:align="left" style:writing-mode="lr-tb"/>
    </style:style>
    <style:style style:name="Table1.A" style:family="table-column">
      <style:table-column-properties style:column-width="3.0903in"/>
    </style:style>
    <style:style style:name="Table1.B" style:family="table-column">
      <style:table-column-properties style:column-width="1.3111in"/>
    </style:style>
    <style:style style:name="Table1.C" style:family="table-column">
      <style:table-column-properties style:column-width="0.6944in"/>
    </style:style>
    <style:style style:name="Table1.D" style:family="table-column">
      <style:table-column-properties style:column-width="1.6229in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MT2" style:family="text">
      <style:text-properties style:font-name="Courier New1" fo:font-size="8pt" style:font-name-asian="Courier New2" style:font-size-asian="8pt" style:font-name-complex="Courier New2" style:font-size-complex="8pt"/>
    </style:style>
    <style:style style:name="MT3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MT4" style:family="text">
      <style:text-properties style:font-name="Courier New1" fo:font-size="8pt" style:text-underline-style="solid" style:text-underline-width="auto" style:text-underline-color="font-color" style:font-name-asian="Courier New2" style:font-size-asian="8pt" style:font-name-complex="Courier New2" style:font-size-complex="8pt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MP1"><text:span text:style-name="MT1">Alun</text:span><text:span text:style-name="MT1"><text:conditional-text text:condition="ooow:student.gender EQ &quot;MALE&quot;" text:string-value-if-true="o" text:string-value-if-false="a" text:current-value="true">a</text:conditional-text></text:span><text:span text:style-name="MT1"> nº. </text:span><text:span text:style-name="MT1"><text:user-field-get text:name="registrationStudentNumber"/></text:span></text:p>
              <text:p text:style-name="MP2"><text:span text:style-name="MT1">Registo nº. </text:span><text:span text:style-name="MT1"><text:user-field-get text:name="documentNumber"/></text:span><text:span text:style-name="MT1">/</text:span><text:span text:style-name="MT1"><text:user-field-get text:name="civilYear"/></text:span></text:p>
              <text:p text:style-name="MP3"><text:span text:style-name="MT2">Conferido por</text:span><text:span text:style-name="MT3">:</text:span><text:span text:style-name="MT4"> <text:s text:c="31"/></text:span><text:span text:style-name="MT3"><text:s text:c="3"/></text:span></text:p>
            </table:table-cell>
            <table:table-cell table:style-name="Table1.A1" office:value-type="string">
              <text:p text:style-name="MP4"/>
              <text:section text:style-name="MSect1" text:name="pricing" text:condition="ooow:hasPrice EQ &quot;false&quot;" text:display="condition">
                <text:p text:style-name="MP4">Impressão...</text:p>
                <text:p text:style-name="MP4">Emiss. Cert.</text:p>
                <text:p text:style-name="MP4">Urgência....</text:p>
                <text:p text:style-name="MP4">Total</text:p>
              </text:section>
            </table:table-cell>
            <table:table-cell table:style-name="Table1.A1" office:value-type="string">
              <text:p text:style-name="MP4"/>
              <text:section text:style-name="MSect1" text:name="prices" text:condition="ooow:hasPrice EQ &quot;false&quot;" text:display="condition">
                <text:p text:style-name="MP4"><text:user-field-get text:name="printPrice"/> Eur</text:p>
                <text:p text:style-name="MP4"><text:user-field-get text:name="issuePrice"/> Eur</text:p>
                <text:p text:style-name="MP4"><text:user-field-get text:name="urgencyPrice"/> Eur</text:p>
                <text:p text:style-name="MP4"><text:user-field-get text:name="totalPrice"/> Eur</text:p>
              </text:section>
            </table:table-cell>
            <table:table-cell table:style-name="Table1.A1" office:value-type="string">
              <text:p text:style-name="MP4">Pág. <text:page-number text:select-page="current"/> de <text:page-count>2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9T17:13:53</meta:creation-date>
    <meta:editing-duration>PT3H25S</meta:editing-duration>
    <meta:editing-cycles>56</meta:editing-cycles>
    <meta:generator>LibreOffice/3.5$Linux_X86_64 LibreOffice_project/350m1$Build-2</meta:generator>
    <dc:date>2014-05-22T19:07:03</dc:date>
    <meta:document-statistic meta:table-count="4" meta:image-count="0" meta:object-count="0" meta:page-count="2" meta:paragraph-count="23" meta:word-count="54" meta:character-count="387" meta:non-whitespace-character-count="242"/>
  </office:meta>
</office:document-meta>
</file>